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DB4AACA5BA4BE37950.png" manifest:media-type="image/png"/>
  <manifest:file-entry manifest:full-path="Pictures/1000020100000780000003DB7ACC408BA9799483.png" manifest:media-type="image/png"/>
  <manifest:file-entry manifest:full-path="Pictures/1000020100000780000003DB807B9E77A16B1318.png" manifest:media-type="image/png"/>
  <manifest:file-entry manifest:full-path="Pictures/1000020100000780000003DB3EC182E82DD9AA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8.735cm" draw:z-index="0"><draw:image xlink:href="Pictures/1000020100000780000003DB807B9E77A16B1318.png" xlink:type="simple" xlink:show="embed" xlink:actuate="onLoad" loext:mime-type="image/x-vclgraphic"/></draw:frame></text:p>
      <text:p text:style-name="Standard"><draw:frame draw:style-name="fr2" draw:name="Imagen2" text:anchor-type="paragraph" svg:width="17cm" svg:height="8.735cm" draw:z-index="1"><draw:image xlink:href="Pictures/1000020100000780000003DB3EC182E82DD9AA84.png" xlink:type="simple" xlink:show="embed" xlink:actuate="onLoad" loext:mime-type="image/x-vclgraphic"/></draw:frame></text:p>
      <text:p text:style-name="P2"><draw:frame draw:style-name="fr1" draw:name="Imagen3" text:anchor-type="paragraph" svg:width="17cm" svg:height="8.735cm" draw:z-index="2"><draw:image xlink:href="Pictures/1000020100000780000003DB7ACC408BA9799483.png" xlink:type="simple" xlink:show="embed" xlink:actuate="onLoad" loext:mime-type="image/x-vclgraphic"/></draw:frame></text:p>
      <text:p text:style-name="P1"><draw:frame draw:style-name="fr2" draw:name="Imagen4" text:anchor-type="paragraph" svg:width="17cm" svg:height="8.735cm" draw:z-index="3"><draw:image xlink:href="Pictures/1000020100000780000003DB4AACA5BA4BE3795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Poyatos</meta:initial-creator>
    <meta:creation-date>2019-05-15T14:15:19.365122221</meta:creation-date>
    <dc:date>2019-05-15T14:51:44.077573185</dc:date>
    <dc:creator>Rafael Poyatos</dc:creator>
    <meta:editing-duration>PT5M33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